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1A000002E6EBC954BAACD147E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12.66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  <style:text-properties fo:font-size="30pt" style:font-size-asian="30pt" style:font-size-complex="30pt"/>
    </style:style>
    <style:style style:name="T1" style:family="text">
      <style:text-properties fo:color="#ffffff" loext:opacity="100%" style:font-name="Helvetica1" fo:font-size="30pt" fo:font-weight="bold" style:font-size-asian="30pt" style:font-weight-asian="bold" style:font-name-complex="Helvetica1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699cm" svg:height="20.987cm" svg:x="0cm" svg:y="0.006cm">
          <draw:image xlink:href="Pictures/100000000000041A000002E6EBC954BAACD147EA.jpg" xlink:type="simple" xlink:show="embed" xlink:actuate="onLoad" draw:mime-type="image/jpeg">
            <text:p/>
          </draw:image>
        </draw:frame>
        <draw:frame draw:style-name="gr2" draw:text-style-name="P3" draw:layer="layout" svg:width="12.668cm" svg:height="1.059cm" svg:x="9.874cm" svg:y="10.845cm">
          <draw:text-box>
            <text:p text:style-name="P2"><text:span text:style-name="T1">Delisdener A Garci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3T15:41:47.747688560</dc:date>
    <meta:editing-duration>PT4M52S</meta:editing-duration>
    <meta:editing-cycles>2</meta:editing-cycles>
    <meta:generator>LibreOffice/7.5.5.2$Linux_X86_64 LibreOffice_project/50$Build-2</meta:generator>
    <meta:document-statistic meta:object-count="2"/>
  </office:meta>
</office:document-meta>
</file>